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13.889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4.03cm"/>
    </style:style>
    <style:style style:name="co14" style:family="table-column">
      <style:table-column-properties fo:break-before="auto" style:column-width="4.438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language-complex="hi" style:country-complex="IN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2" table:default-cell-style-name="Default"/>
        <table:table-column table:style-name="co8" table:default-cell-style-name="ce21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6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5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52:46.565054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8T20:30:31.353473254</dc:date>
    <meta:editing-duration>PT9H33M30S</meta:editing-duration>
    <meta:editing-cycles>190</meta:editing-cycles>
    <meta:generator>LibreOffice/7.1.3.2$Linux_X86_64 LibreOffice_project/10$Build-2</meta:generator>
    <meta:document-statistic meta:table-count="8" meta:cell-count="541" meta:object-count="0"/>
  </office:meta>
</office:document-meta>
</file>